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147cm"/>
    </style:style>
    <style:style style:name="co3" style:family="table-column">
      <style:table-column-properties fo:break-before="auto" style:column-width="31.589cm"/>
    </style:style>
    <style:style style:name="co4" style:family="table-column">
      <style:table-column-properties fo:break-before="auto" style:column-width="9.99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text-line-through-type="none" style:font-name="Liberation Sans"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top"/>
      <style:paragraph-properties fo:text-align="center" fo:margin-left="0cm"/>
      <style:text-properties style:font-name="Liberation Sans" fo:font-weight="bold" style:font-weight-asian="bold" style:font-weight-complex="bold"/>
    </style:style>
    <style:style style:name="ce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vertical-align="top"/>
      <style:text-properties style:font-name="Liberation Sans" fo:font-weight="bold" style:font-weight-asian="bold" style:font-weight-complex="bold"/>
    </style:style>
    <style:style style:name="ce5"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vertical-align="top"/>
      <style:text-properties style:font-name="Liberation Sans"/>
    </style:style>
    <style:style style:name="ce7" style:family="table-cell" style:parent-style-name="Default">
      <style:table-cell-properties style:vertical-align="top"/>
      <style:text-properties style:use-window-font-color="true" style:text-outline="false" style:text-line-through-style="none" style:text-line-through-type="none" style:font-name="Liberation Sans"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L"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s" fo:country="CL"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s" fo:country="CL"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6" style:family="text">
      <style:text-properties fo:font-size="10pt" style:font-name="Liberation Sans" style:font-relief="none" style:text-emphasize="none" style:font-style-complex="normal" style:font-style-asian="normal" style:font-size-complex="10pt" style:font-size-asian="10pt" style:font-name-complex="DejaVu Sans" style:language-complex="hi" style:country-complex="IN" style:font-name-asian="DejaVu Sans" style:language-asian="zh" style:country-asian="CN" fo:language="es" fo:country="CL"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1" table:style-name="ta1">
        <table:table-column table:style-name="co1" table:default-cell-style-name="ce3"/>
        <table:table-column table:style-name="co2" table:default-cell-style-name="ce10"/>
        <table:table-column table:style-name="co3" table:default-cell-style-name="ce12"/>
        <table:table-column table:style-name="co4" table:default-cell-style-name="ce12"/>
        <table:table-column table:style-name="co1" table:number-columns-repeated="1020" table:default-cell-style-name="ce8"/>
        <table:table-row table:style-name="ro1">
          <table:table-cell table:style-name="ce1" office:value-type="string" calcext:value-type="string">
            <text:p>ID</text:p>
          </table:table-cell>
          <table:table-cell table:style-name="ce1" office:value-type="string" calcext:value-type="string">
            <text:p>Tema</text:p>
          </table:table-cell>
          <table:table-cell table:style-name="ce1" office:value-type="string" calcext:value-type="string">
            <text:p>Observaciones</text:p>
          </table:table-cell>
          <table:table-cell table:style-name="ce1" office:value-type="string" calcext:value-type="string">
            <text:p>Información Adicional</text:p>
          </table:table-cell>
          <table:table-cell table:number-columns-repeated="1020"/>
        </table:table-row>
        <table:table-row table:style-name="ro2">
          <table:table-cell table:style-name="ce1" office:value-type="float" office:value="1" calcext:value-type="float" table:number-columns-spanned="1" table:number-rows-spanned="3">
            <text:p>1</text:p>
          </table:table-cell>
          <table:table-cell table:style-name="ce4" office:value-type="string" calcext:value-type="string" table:number-columns-spanned="1" table:number-rows-spanned="3">
            <text:p>Modificaciones del estándar para la integración con Xerox</text:p>
          </table:table-cell>
          <table:table-cell table:style-name="ce5" office:value-type="string" calcext:value-type="string">
            <text:p><text:span text:style-name="T2">En Odoo14: &gt; Contabilidad &gt; Configuración &gt; Config. Cliente DTE</text:span></text:p>
            <text:p>Al estar habilitado se envían los datos de la factura a Odoo12 en donde se hacen todas las validaciones (cliente, cuentas, ...) antes de enviar a Xerox</text:p>
          </table:table-cell>
          <table:table-cell table:style-name="ce5" office:value-type="string" calcext:value-type="string">
            <text:p>Odoo14 no tiene diarios separados para Facturas y Boletas como Odoo12</text:p>
          </table:table-cell>
          <table:table-cell table:number-columns-repeated="1020"/>
        </table:table-row>
        <table:table-row table:style-name="ro1">
          <table:covered-table-cell table:style-name="ce1"/>
          <table:covered-table-cell table:style-name="ce4"/>
          <table:table-cell table:style-name="ce4" office:value-type="string" calcext:value-type="string">
            <text:p>En Odoo14: &gt; Contabilidad &gt; Configuración &gt; Fiscal DTE Printing Config configurar los grupos de impuestos.</text:p>
          </table:table-cell>
          <table:table-cell table:style-name="ce5"/>
          <table:table-cell table:number-columns-repeated="1020"/>
        </table:table-row>
        <table:table-row table:style-name="ro3">
          <table:covered-table-cell table:style-name="ce1"/>
          <table:covered-table-cell table:style-name="ce4"/>
          <table:table-cell table:style-name="ce5" office:value-type="string" calcext:value-type="string">
            <text:p>La Odoo12 va alimentando sus estructuras de datos a partir de las facturas que recibe de Odoo14 (clientes, productos, ...)</text:p>
            <text:p>En Odoo 12 hay que configurar lo necesario para el envío a Xerox, los impuestos, ...</text:p>
            <text:p>La Odoo12 se construye con una Odoo12 CE más los desarrollos del proyecto odoo12-dte</text:p>
            <text:p>WARNING: No cambiar la configuración de mapeo (DTE Service Mapping) porque eso obliga a un desarrollo en Odoo14</text:p>
            <text:p>WARNING: Los rangos de folios de DTEs (CAF) se deben configurar manualmente en Odoo14, Odoo12 no controla los folios enviados por Odoo14</text:p>
          </table:table-cell>
          <table:table-cell table:style-name="ce5"/>
          <table:table-cell table:number-columns-repeated="1020"/>
        </table:table-row>
        <table:table-row table:style-name="ro2">
          <table:table-cell table:style-name="ce1" office:value-type="float" office:value="2" calcext:value-type="float" table:number-columns-spanned="1" table:number-rows-spanned="2">
            <text:p>2</text:p>
          </table:table-cell>
          <table:table-cell table:style-name="ce4" office:value-type="string" calcext:value-type="string" table:number-columns-spanned="1" table:number-rows-spanned="2">
            <text:p>Configuración multiempresa</text:p>
            <text:p>Integraciones</text:p>
          </table:table-cell>
          <table:table-cell table:style-name="ce5" office:value-type="string" calcext:value-type="string">
            <text:p><text:span text:style-name="T2">En &gt; CCU Services &gt; Services &gt; DTE Client Configuration (Config. Cliente DTE)</text:span></text:p>
            <text:p>Al estar habilitado se envían los datos de la factura a Odoo12 en donde se hacen todas las validaciones (cliente, cuentas, ...) antes de enviar a Xerox</text:p>
          </table:table-cell>
          <table:table-cell table:style-name="ce7"/>
          <table:table-cell table:number-columns-repeated="1020"/>
        </table:table-row>
        <table:table-row table:style-name="ro2">
          <table:covered-table-cell table:style-name="ce1"/>
          <table:covered-table-cell table:style-name="ce4"/>
          <table:table-cell table:style-name="ce5" office:value-type="string" calcext:value-type="string">
            <text:p><text:span text:style-name="T2">En &gt; Conectores &gt; Backends &gt; ACPs crear la configuración del BUS (integración SAP)</text:span></text:p>
            <text:p>Al estar habilitado los asientos y movimientos de inventario se envían a SAP a través del bus.</text:p>
          </table:table-cell>
          <table:table-cell table:style-name="ce7"/>
          <table:table-cell table:number-columns-repeated="1020"/>
        </table:table-row>
        <table:table-row table:style-name="ro1">
          <table:table-cell table:style-name="ce1" office:value-type="float" office:value="3" calcext:value-type="float" table:number-columns-spanned="1" table:number-rows-spanned="11">
            <text:p>3</text:p>
          </table:table-cell>
          <table:table-cell table:style-name="ce4" office:value-type="string" calcext:value-type="string" table:number-columns-spanned="1" table:number-rows-spanned="11">
            <text:p>Configuración multiempresa</text:p>
            <text:p>Contabilidad</text:p>
          </table:table-cell>
          <table:table-cell table:style-name="ce4" office:value-type="string" calcext:value-type="string">
            <text:p>En &gt; Ajustes &gt; Usuarios y Compañías &gt; Compañías y crear la empresa con los datos mínimos.</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Activar la nueva compañía en la barra de Odoo</text:p>
          </table:table-cell>
          <table:table-cell table:style-name="ce7"/>
          <table:table-cell table:number-columns-repeated="1020"/>
        </table:table-row>
        <table:table-row table:style-name="ro4">
          <table:covered-table-cell table:style-name="ce1"/>
          <table:covered-table-cell table:style-name="ce4"/>
          <table:table-cell table:style-name="ce5" office:value-type="string" calcext:value-type="string">
            <text:p><text:span text:style-name="T2">Ir a &gt; Ajustes &gt; Opciones Generales &gt; Contabilidad y asignar el paquete de Chile - Plan de Cuentas en la Localización Fiscal.</text:span></text:p>
            <text:p><text:span text:style-name="T3">Esto configura automáticamente el módulo de contabilidad con los datos necesarios (Cuentas, impuestos, diarios, etc.)</text:span></text:p>
            <text:p><text:span text:style-name="T3">No se debe borrar nada de lo configurado por la localización chilena, solo se pueden archivar y agregar nuevos datos en base a lo ya existente.</text:span></text:p>
            <text:p><text:span text:style-name="T3">Aunque es posible hacer modificaciones menores a los datos creados por la localización, no se recomienda hacerlo.</text:span></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Contabilidad &gt; Configuración &gt; Plan de cuentas agregar las cuentas contables necesarias</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Contabilidad &gt; Configuración &gt; Impuestos crear/modificar los códigos de impuesto correspondientes</text:p>
          </table:table-cell>
          <table:table-cell table:style-name="ce7"/>
          <table:table-cell table:number-columns-repeated="1020"/>
        </table:table-row>
        <table:table-row table:style-name="ro2">
          <table:covered-table-cell table:style-name="ce1"/>
          <table:covered-table-cell table:style-name="ce4"/>
          <table:table-cell table:style-name="ce4" office:value-type="string" calcext:value-type="string">
            <text:p><text:span text:style-name="T4">En &gt; Contabilidad &gt; Configuración &gt; Diarios crear diarios separados para Facturas, N/C, N/D y punto de venta</text:span></text:p>
            <text:p><text:span text:style-name="T1">Si se produce un error debido a que no existe el External ID base.main_company (hay que agregarlo manualmente)</text:span></text:p>
          </table:table-cell>
          <table:table-cell table:style-name="ce7"/>
          <table:table-cell table:number-columns-repeated="1020"/>
        </table:table-row>
        <table:table-row table:style-name="ro2">
          <table:covered-table-cell table:style-name="ce1"/>
          <table:covered-table-cell table:style-name="ce4"/>
          <table:table-cell table:style-name="ce4" office:value-type="string" calcext:value-type="string">
            <text:p>En &gt; Contabilidad &gt; Configuración &gt; Categorías de productos crear las categorías necesarias para asignar la cuenta contable de costo/gasto (esto es una alternativa a configurar esas cuentas contables en los productos.</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Contabilidad &gt; Configuración &gt; Config. Formato Impresión (Fiscal DTE Printing Config) configurar los grupos de impuestos.</text:p>
          </table:table-cell>
          <table:table-cell table:style-name="ce7"/>
          <table:table-cell table:number-columns-repeated="1020"/>
        </table:table-row>
        <table:table-row table:style-name="ro2">
          <table:covered-table-cell table:style-name="ce1"/>
          <table:covered-table-cell table:style-name="ce4"/>
          <table:table-cell table:style-name="ce4" office:value-type="string" calcext:value-type="string">
            <text:p>En &gt; Contabilidad &gt; Configuración &gt; CAFs Cargar los CAF de los tipos de documento utilizados por la empresa</text:p>
            <text:p><text:span text:style-name="T4">WARNING: Se debe crear una primera "factura" en borrador para cada tipo de documento para que inicialice el consumo de CAF (NO USAR EL POS PARA ESTO).</text:span></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text:span text:style-name="T2">En &gt; CCU Services &gt; Services &gt; DTE Client Configuration (Config. Cliente DTE)</text:span></text:p>
            <text:p>Al estar habilitado se envían los datos de la factura a Odoo12 en donde se hacen todas las validaciones (cliente, cuentas, ...) antes de enviar a Xerox</text:p>
            <text:p>WARNING: No habilitar antes de asegurarse que apunta al ambiente Odoo12 correcto</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text:span text:style-name="T2">En &gt; Conectores &gt; Backends &gt; ACPs crear la configuración del BUS (integración SAP se puede utilizar la misma configuración para todas las empresas)</text:span></text:p>
            <text:p>Al estar habilitado los asientos y movimientos de inventario se envían a SAP a través del bus.</text:p>
            <text:p><text:span text:style-name="T1">WARNING: No habilitar antes de asegurarse que apunta al ambiente SAP correcto</text:span></text:p>
          </table:table-cell>
          <table:table-cell table:style-name="ce7"/>
          <table:table-cell table:number-columns-repeated="1020"/>
        </table:table-row>
        <table:table-row table:style-name="ro2">
          <table:table-cell table:style-name="ce1" office:value-type="float" office:value="4" calcext:value-type="float" table:number-columns-spanned="1" table:number-rows-spanned="3">
            <text:p>4</text:p>
          </table:table-cell>
          <table:table-cell table:style-name="ce4" office:value-type="string" calcext:value-type="string" table:number-columns-spanned="1" table:number-rows-spanned="3">
            <text:p>Configuración multiempresa</text:p>
            <text:p>Inventario</text:p>
          </table:table-cell>
          <table:table-cell table:style-name="ce5" office:value-type="string" calcext:value-type="string">
            <text:p><text:span text:style-name="T2">En &gt; Inventario &gt; Configuración &gt; Bodegas agregar las bodegas correspondientes</text:span></text:p>
            <text:p>En el campo nombre corto se debe colocar el código de centro SAP (por ejemplo 6302)</text:p>
          </table:table-cell>
          <table:table-cell table:style-name="ce7"/>
          <table:table-cell table:number-columns-repeated="1020"/>
        </table:table-row>
        <table:table-row table:style-name="ro6">
          <table:covered-table-cell table:style-name="ce1"/>
          <table:covered-table-cell table:style-name="ce4"/>
          <table:table-cell table:style-name="ce5" office:value-type="string" calcext:value-type="string">
            <text:p><text:span text:style-name="T2">En &gt; Inventario &gt; Configuración &gt; Ubicaciones agregar los almacenes correspondientes</text:span></text:p>
            <text:p>Vista (ubicación raíz):</text:p>
            <text:p>Colocar el código de centro SAP (por ejemplo 6302) en el campo "Código CCU"</text:p>
            <text:p>Ubicaciones internas:</text:p>
            <text:p>En el campo "Código CCU" se debe colocar el ID de almacén SAP (para POS se debe utilizar PT08, Sala de Ventas)</text:p>
            <text:p>Y el campo "Syncs CCU Inventory?" debe activarse.</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text:span text:style-name="T2">En &gt; Inventario &gt; Configuracón &gt; Tipos de Operación configurar los tipos de operación</text:span></text:p>
            <text:p>En el campo "ERP Usage Code" colocar O05 para las salidas de inventario y O06 para las entradas de inventario</text:p>
            <text:p>Y el campo "Sync with ESB" debe activarse</text:p>
          </table:table-cell>
          <table:table-cell table:style-name="ce7"/>
          <table:table-cell table:number-columns-repeated="1020"/>
        </table:table-row>
        <table:table-row table:style-name="ro1">
          <table:table-cell table:style-name="ce1" office:value-type="float" office:value="5" calcext:value-type="float" table:number-columns-spanned="1" table:number-rows-spanned="7">
            <text:p>5</text:p>
          </table:table-cell>
          <table:table-cell table:style-name="ce4" office:value-type="string" calcext:value-type="string" table:number-columns-spanned="1" table:number-rows-spanned="7">
            <text:p>Configuración multiempresa</text:p>
            <text:p>Punto de Venta</text:p>
          </table:table-cell>
          <table:table-cell table:style-name="ce4" office:value-type="string" calcext:value-type="string">
            <text:p>En &gt; Punto de Venta &gt; Configuración &gt; Métodos de Pago</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Punto de Venta &gt; Configuración &gt; Configuración asegurarse que inventario dice en tiempo real.</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Punto de Venta &gt; Configuración &gt; Categorías TPV de producto agregar las categorías</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Punto de Venta &gt; Productos &gt; Productos agregar los productos (configurar con cada impuesto que le afecta y agregar cuentas contables de costo).</text:p>
          </table:table-cell>
          <table:table-cell table:style-name="ce7"/>
          <table:table-cell table:number-columns-repeated="1020"/>
        </table:table-row>
        <table:table-row table:style-name="ro4">
          <table:covered-table-cell table:style-name="ce1"/>
          <table:covered-table-cell table:style-name="ce4"/>
          <table:table-cell table:style-name="ce5" office:value-type="string" calcext:value-type="string">
            <text:p><text:span text:style-name="T2">En &gt; Punto de Venta &gt; Productos &gt; Tarifas crear la lista de precios (si un producto no está usa el precio de la configuración del producto)</text:span></text:p>
            <text:p>Para cargar listas de precios Martin recomienda ir a &gt; Punto de Venta &gt; Productos &gt; Productos abrir un producto y presionar en precios adicionales. Ese es el lugar donde se pueden importar listas de precios.</text:p>
            <text:p>También se pueden importar desde Tarifas, pero la estructura del archivo es diferente (este es el método que yo prefiero).</text:p>
          </table:table-cell>
          <table:table-cell table:style-name="ce7"/>
          <table:table-cell table:number-columns-repeated="1020"/>
        </table:table-row>
        <table:table-row table:style-name="ro3">
          <table:covered-table-cell table:style-name="ce1"/>
          <table:covered-table-cell table:style-name="ce4"/>
          <table:table-cell table:style-name="ce5" office:value-type="string" calcext:value-type="string">
            <text:p><text:span text:style-name="T2">En &gt; Punto de Venta &gt; Configuración &gt; Punto de Venta Normal (hay que tener un diario de POS)</text:span></text:p>
            <text:p>En Descuentos Manuales: NO</text:p>
            <text:p>En Control Precios: SI</text:p>
            <text:p>En "Facturas y Recibos" &gt; "Referencia de Orden" entrar en el enlace y ajustar el prefijo a lo deseado.</text:p>
            <text:p><text:span text:style-name="T3">En "Inventario" &gt; "Tipo de Operación" entrar en el enlace y activar la sincronización con SAP y asignar código "O05"</text:span></text:p>
          </table:table-cell>
          <table:table-cell table:style-name="ce7"/>
          <table:table-cell table:number-columns-repeated="1020"/>
        </table:table-row>
        <table:table-row table:style-name="ro3">
          <table:covered-table-cell table:style-name="ce1"/>
          <table:covered-table-cell table:style-name="ce4"/>
          <table:table-cell table:style-name="ce5" office:value-type="string" calcext:value-type="string">
            <text:p><text:span text:style-name="T2">En &gt; Punto de Venta &gt; Configuración &gt; Punto de Venta Avanzado (hay que tener un diario de POS)</text:span></text:p>
            <text:p>En Descuentos Manuales: SI</text:p>
            <text:p>En Control Precios: NO</text:p>
            <text:p>En "Facturas y Recibos" &gt; "Referencia de Orden" entrar en el enlace y ajustar el prefijo a lo deseado.</text:p>
            <text:p>En "Inventario" &gt; "Tipo de Operación" entrar en el enlace y activar la sincronización con SAP y asignar código "O05"</text:p>
          </table:table-cell>
          <table:table-cell table:style-name="ce7"/>
          <table:table-cell table:number-columns-repeated="1020"/>
        </table:table-row>
        <table:table-row table:style-name="ro5">
          <table:table-cell table:style-name="ce1" office:value-type="float" office:value="6" calcext:value-type="float" table:number-columns-spanned="1" table:number-rows-spanned="3">
            <text:p>6</text:p>
          </table:table-cell>
          <table:table-cell table:style-name="ce4" office:value-type="string" calcext:value-type="string" table:number-columns-spanned="1" table:number-rows-spanned="3">
            <text:p>Configuración multiempresa</text:p>
            <text:p>Usuarios</text:p>
          </table:table-cell>
          <table:table-cell table:style-name="ce5" office:value-type="string" calcext:value-type="string">
            <text:p><text:span text:style-name="T2">En &gt; Ajustes &gt; Usuarios y Compañías &gt; Usuarios crear los usuarios</text:span></text:p>
            <text:p>Presionar el botón "Crear Empleado" para crear el empleado asociado al usuario (luego se puede presionar el botón empleado para revisar la información)</text:p>
            <text:p>También se puede revisar la información del empleado en &gt; Empleados &gt; Empleados &gt; Empleados</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text:span text:style-name="T2">En &gt; Empleados &gt; Configuración &gt; Equipos de Venta crear un grupo de venta por cada centro de trabajo</text:span></text:p>
            <text:p>En el campo "Código Sucursal CCU" colocar el código del centro de trabajo (por ejemplo 6302)</text:p>
            <text:p>En el campo "Código Centro de Beneficio" colocar el código del centro de costo.</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Agregar los empleados al Equipo de Ventas</text:p>
          </table:table-cell>
          <table:table-cell table:style-name="ce7"/>
          <table:table-cell table:number-columns-repeated="1020"/>
        </table:table-row>
        <table:table-row table:style-name="ro1">
          <table:table-cell table:style-name="ce1" office:value-type="float" office:value="7" calcext:value-type="float" table:number-columns-spanned="1" table:number-rows-spanned="5">
            <text:p>7</text:p>
          </table:table-cell>
          <table:table-cell table:style-name="ce4" office:value-type="string" calcext:value-type="string" table:number-columns-spanned="1" table:number-rows-spanned="5">
            <text:p>Configuración multiempresa</text:p>
            <text:p>Contactos / Clientes</text:p>
          </table:table-cell>
          <table:table-cell table:style-name="ce4" office:value-type="string" calcext:value-type="string">
            <text:p>En &gt; Contactos &gt; Configuración &gt; Provincias cargar las comunas</text:p>
          </table:table-cell>
          <table:table-cell table:style-name="ce7"/>
          <table:table-cell table:number-columns-repeated="1020"/>
        </table:table-row>
        <table:table-row table:style-name="ro2">
          <table:covered-table-cell table:style-name="ce1"/>
          <table:covered-table-cell table:style-name="ce4"/>
          <table:table-cell table:style-name="ce4" office:value-type="string" calcext:value-type="string">
            <text:p>En &gt; Punto de Venta &gt; Pedidos &gt; Clientes crear un cliente genérico asociado a la empresa con RUT 66666666-6, dirección válida y asignar las cuentas contables.</text:p>
            <text:p><text:span text:style-name="T3">WARNING: No debería ser necesario si se configura correctamente la cuenta por cobrar por defecto de la empresa (pendiente ver tema de lista de precios).</text:span></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Punto de Venta &gt; Pedidos &gt; Clientes crear otros clientes que sean necesarios</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WARNING: Los usuarios ya tienen contactos creados, no los vuelva a crear, si es necesario expórtelos y modifíquelos</text:p>
            <text:p>WARNING: Se deben crear distintos clientes para cada empresa ya que en los clientes está configurada la cuenta por cobrar a utilizar y esta depende del plan de cuentas de cada empresa. Se debe verificar esta necesidad ya que es posible que se pueda configurar distintas cuentas contables para cada empresa (¿y la lista de precios?)</text:p>
          </table:table-cell>
          <table:table-cell table:style-name="ce7"/>
          <table:table-cell table:number-columns-repeated="1020"/>
        </table:table-row>
        <table:table-row table:style-name="ro4">
          <table:covered-table-cell table:style-name="ce1"/>
          <table:covered-table-cell table:style-name="ce4"/>
          <table:table-cell table:style-name="ce4" office:value-type="string" calcext:value-type="string">
            <text:p>En &gt; Ajustes &gt; Técnico &gt; Parámetros (Propiedades de la Compañía): Configurar la cuenta por cobrar por defecto de los clientes</text:p>
            <text:p><text:span text:style-name="T3">Se debe buscar la propiedad property_account_receivable_id de la empresa (si hay más de una buscar la que tiene el campo Recurso en blanco) y asignar en el campo Valor la cuenta contable correspondiente (el formato a ingresar es “&lt;modelo&gt;,&lt;id base de datos&gt;” (sin comillas), es decir, por ejemplo, account.account,1234 (el ID de base de datos se puede obtener utilizando la opción “Ver Metadatos” en la página de mantención de la cuenta contable.</text:span></text:p>
          </table:table-cell>
          <table:table-cell table:style-name="ce7"/>
          <table:table-cell table:number-columns-repeated="1020"/>
        </table:table-row>
        <table:table-row table:style-name="ro1">
          <table:table-cell table:style-name="ce1" office:value-type="float" office:value="8" calcext:value-type="float" table:number-columns-spanned="1" table:number-rows-spanned="2">
            <text:p>8</text:p>
          </table:table-cell>
          <table:table-cell table:style-name="ce4" office:value-type="string" calcext:value-type="string" table:number-columns-spanned="1" table:number-rows-spanned="2">
            <text:p>Carga de Folios CAF en POS y Odoo Xerox</text:p>
          </table:table-cell>
          <table:table-cell table:style-name="ce5" office:value-type="string" calcext:value-type="string">
            <text:p><text:span text:style-name="T5">En &gt; Contabilidad &gt; Configuración &gt; CAFs </text:span><text:span text:style-name="T6">Cargar los CAF de los tipos de documento utilizados por la empresa</text:span></text:p>
          </table:table-cell>
          <table:table-cell table:style-name="ce7"/>
          <table:table-cell table:number-columns-repeated="1020"/>
        </table:table-row>
        <table:table-row table:style-name="ro4">
          <table:covered-table-cell table:number-columns-repeated="2" table:style-name="Default"/>
          <table:table-cell table:style-name="ce5" office:value-type="string" calcext:value-type="string">
            <text:p>Para pruebas se pueden crear manualmente los xml necesarios, pero se recomienda no hacerlo y conseguir CAF oficiales de prueba del ambiente de certificación del SII (ver con contacto CCU ante el SII).</text:p>
            <text:p>Los mismos CAFs deben ser cargados en Odoo14 (POS) y Odoo12 (integración con Xerox) ESTO YA NO ES NECESARIO</text:p>
            <text:p>WARNING: Se debe crear una primera "factura" para cada tipo de documento para que inicialice el consumo de CAF (NO USAR EL POS PARA ESTO).</text:p>
            <text:p>En mi opinión personal, esta "inicialización" es una debilidad y se debe hacer una customización para que no sea necesario hacerla (Fase 2).</text:p>
          </table:table-cell>
          <table:table-cell table:style-name="ce7"/>
          <table:table-cell table:number-columns-repeated="1020"/>
        </table:table-row>
        <table:table-row table:style-name="ro5">
          <table:table-cell table:style-name="ce1" office:value-type="float" office:value="9" calcext:value-type="float" table:number-columns-spanned="1" table:number-rows-spanned="16">
            <text:p>9</text:p>
          </table:table-cell>
          <table:table-cell table:style-name="ce4" office:value-type="string" calcext:value-type="string" table:number-columns-spanned="1" table:number-rows-spanned="16">
            <text:p>Configuración de Documentos electrónicos</text:p>
            <text:p><text:span text:style-name="T1">(Configurar Servidor Odoo12 de integración con DTE-Xerox)</text:span></text:p>
          </table:table-cell>
          <table:table-cell table:style-name="ce5" office:value-type="string" calcext:value-type="string">
            <text:p><text:span text:style-name="T4">En &gt; Ajustes &gt; Usuarios y Compañías &gt; Compañías y crear la empresa con los datos mínimos.</text:span></text:p>
            <text:p><text:span text:style-name="T1">Nombre, Dirección, NIF (RUT con prefijo CL), Moneda CLP (después se completará lo correspondiente a Firma Electrónica) </text:span></text:p>
            <text:p><text:span text:style-name="T1">Refrescar la página (F5) para que se agregue la nueva empresa a la lista de empresas.</text:span></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Activar la nueva compañía en la barra de Odoo</text:p>
          </table:table-cell>
          <table:table-cell table:style-name="ce7"/>
          <table:table-cell table:number-columns-repeated="1020"/>
        </table:table-row>
        <table:table-row table:style-name="ro4">
          <table:covered-table-cell table:style-name="ce1"/>
          <table:covered-table-cell table:style-name="ce4"/>
          <table:table-cell table:style-name="ce5" office:value-type="string" calcext:value-type="string">
            <text:p><text:span text:style-name="T2">Ir a &gt; Ajustes &gt; Opciones Generales &gt; Facturando y asignar el paquete de Chile - Plan de Cuentas en la Localización Fiscal.</text:span></text:p>
            <text:p><text:span text:style-name="T3">Esto configura automáticamente el módulo de contabilidad con los datos necesarios (Cuentas, impuestos, diarios, etc.)</text:span></text:p>
            <text:p><text:span text:style-name="T3">No se debe borrar nada de lo configurado por la localización chilena, solo se pueden archivar y agregar nuevos datos en base a lo ya existente.</text:span></text:p>
            <text:p><text:span text:style-name="T3">Aunque es posible hacer modificaciones menores a los datos creados por la localización, no se recomienda hacerlo.</text:span></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Conectores &gt; Backends &gt; ACP Backend: Datos proporcionados por Xerox para cada compañía </text:p>
          </table:table-cell>
          <table:table-cell table:style-name="ce7"/>
          <table:table-cell table:number-columns-repeated="1020"/>
        </table:table-row>
        <table:table-row table:style-name="ro7">
          <table:covered-table-cell table:style-name="ce1"/>
          <table:covered-table-cell table:style-name="ce4"/>
          <table:table-cell table:style-name="ce5" office:value-type="string" calcext:value-type="string">
            <text:p><text:span text:style-name="T2">En &gt; Conectores &gt; Backends &gt; Documentos DTE: </text:span></text:p>
            <text:p>Aquí solo se utiliza el Xerox Invoice y contiene la configuración de los archivos de integración con Xerox para el envío de DTEs. Usa el formato Jinja 2 para definir varibles en base a datos de Odoo (Python).</text:p>
            <text:p>Aunque es posible tener una estructura única para todas las empresas, se considera conveniente definir una estructura (de cabecera y archivos) para cada empresa debido a que distintos tipos de documento pueden tener distintos requerimientos de información que enviar a Xerox (aunque esto solo ocurra para un campo de un archivo, por ejemplo algunas referencias, se debe crear un conjunto completo de archivos para manejarla y así evitar colocar un “if empresa = x” en el template).</text:p>
            <text:p>Si se requiere un conjunto de archivos separado, se recomienda duplicar un conjunto de archivos ya existente y después modificarlo de acuerdo a las particularidades de la nueva empresa.</text:p>
          </table:table-cell>
          <table:table-cell table:style-name="ce7"/>
          <table:table-cell table:number-columns-repeated="1020"/>
        </table:table-row>
        <table:table-row table:style-name="ro2">
          <table:covered-table-cell table:style-name="ce1"/>
          <table:covered-table-cell table:style-name="ce4"/>
          <table:table-cell table:style-name="ce4" office:value-type="string" calcext:value-type="string">
            <text:p>En &gt; Conectores &gt; Backends &gt; ETD Documents File: El detalle de lo indicado en el punto anterior, es decir, las líneas de cada archivo que se envía a Xerox. Usa formato python para evaluar las expresiones.</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text:span text:style-name="T4">En &gt; Ajustes &gt; Usuarios y Compañías &gt; Compañías configurar la pestaña Firma Electrónica</text:span></text:p>
            <text:p><text:span text:style-name="T1">Asignar los campos ¿Quien Firma? (Proveedor de Facturación Electrónica), Responsable de CAFs (Administrator) Documentos a Timbrar (Xerox Invoice), Proveedor de Facturación Electrónica, Proveedor de ESB y Unidad de Negocio CCU.</text:span></text:p>
          </table:table-cell>
          <table:table-cell table:style-name="ce7"/>
          <table:table-cell table:number-columns-repeated="1020"/>
        </table:table-row>
        <table:table-row table:style-name="ro2">
          <table:covered-table-cell table:style-name="ce1"/>
          <table:covered-table-cell table:style-name="ce4"/>
          <table:table-cell table:style-name="ce5" office:value-type="string" calcext:value-type="string">
            <text:p><text:span text:style-name="T4">En &gt; Ajustes &gt; Usuarios y Compañías &gt; Usuarios dar al usuario OdooBot acceso a la nueva empresa.</text:span></text:p>
            <text:p><text:span text:style-name="T1">El usuario OdooBot es un usuario que Odoo utiliza internamente para distintas operaciones y está siempre inactivo.</text:span></text:p>
          </table:table-cell>
          <table:table-cell table:style-name="ce7"/>
          <table:table-cell table:number-columns-repeated="1020"/>
        </table:table-row>
        <table:table-row table:style-name="ro2">
          <table:covered-table-cell table:style-name="ce1"/>
          <table:covered-table-cell table:style-name="ce4"/>
          <table:table-cell table:style-name="ce5" office:value-type="string" calcext:value-type="string">
            <text:p><text:span text:style-name="T2">En &gt; Facturación &gt; Configuración &gt; Impuestos copiar configuración de Odoo14 (el campo relevante es DTE Service Code).</text:span></text:p>
            <text:p>Exportar los impuestos de una empresa ya existente e importarlo para la nueva empresa</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text:span text:style-name="T2">En &gt; Ajustes &gt; Técnico &gt; Secuencias se crean las secuencias para Factura, Boleta, N/C y N/D (equivale a los CAF).</text:span></text:p>
            <text:p><text:span text:style-name="T3">Odoo12 no usa CAF, si no que usa un correlativo interno y acepta los CAF de Odoo14, debido a eso se debe verificar que la casilla “Forzado por CAF” esté inactiva.</text:span></text:p>
            <text:p>Requiere modo desarrollador pero también se puede acceder desde la configuración de los diarios contables se debe crear una secuencia para cada tipo de documento.</text:p>
          </table:table-cell>
          <table:table-cell table:style-name="ce7"/>
          <table:table-cell table:number-columns-repeated="1020"/>
        </table:table-row>
        <table:table-row table:style-name="ro5">
          <table:covered-table-cell table:style-name="ce1"/>
          <table:covered-table-cell table:style-name="ce4"/>
          <table:table-cell table:style-name="ce5" office:value-type="string" calcext:value-type="string">
            <text:p><text:span text:style-name="T2">En &gt; Facturación &gt; Configuración &gt; Diarios copiar configuración de diarios de VENTA de Odoo14, es decir, un diario por cada tipo de documento (el campo relevante es DTE Service Code y se debe agregar una secuencia creada en el punto anterior).</text:span></text:p>
            <text:p>Es posible exportar los diarios de una empresa ya existente e importarlo para la nueva empresa (luego asignar manualmente el SII Tipo de Documento y la secuencia</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Servicios CCU &gt; DTE Service &gt; DTE Service Mapping se configuran los campos requeridos en los mensajes (JSON) enviados por Odoo14. (NO TOCAR SALVO DESARROLLO)</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Servicios CCU &gt; Configuración &gt; DTE Service Config se habilita el envío de los archivos a Xerox de cada empŕesa.</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Servicios CCU &gt; Configuración &gt; Xerox Config Settings se configura el mapeo de tipos de impuesto de cada empresa.</text:p>
          </table:table-cell>
          <table:table-cell table:style-name="ce7"/>
          <table:table-cell table:number-columns-repeated="1020"/>
        </table:table-row>
        <table:table-row table:style-name="ro5">
          <table:covered-table-cell table:style-name="ce1"/>
          <table:covered-table-cell table:style-name="ce4"/>
          <table:table-cell table:style-name="ce4" office:value-type="string" calcext:value-type="string">
            <text:p>En &gt; Servicios CCU &gt; Configuración &gt; DTE Service Config se habilita el envío de los archivos a Xerox de cada empresa.</text:p>
            <text:p><text:span text:style-name="T3">Configurarlo es un poco extraño; Presionar CREAR asignar la empresa y grabar, luego editar y terminar la configuración.</text:span></text:p>
            <text:p><text:span text:style-name="T3">Los servicios CRON se crean automáticamente al habilitar el servicio.</text:span></text:p>
          </table:table-cell>
          <table:table-cell table:style-name="ce7"/>
          <table:table-cell table:number-columns-repeated="1020"/>
        </table:table-row>
        <table:table-row table:style-name="ro1">
          <table:covered-table-cell table:style-name="ce1"/>
          <table:covered-table-cell table:style-name="ce4"/>
          <table:table-cell table:style-name="ce4" office:value-type="string" calcext:value-type="string">
            <text:p>En &gt; Servicios CCU &gt; Configuración &gt; Xerox Config Settings se configura el mapeo de tipos de impuesto de cada empresa.</text:p>
          </table:table-cell>
          <table:table-cell table:style-name="ce7"/>
          <table:table-cell table:number-columns-repeated="1020"/>
        </table:table-row>
        <table:table-row table:style-name="ro1">
          <table:table-cell table:style-name="ce1"/>
          <table:table-cell table:style-name="ce4"/>
          <table:table-cell table:style-name="ce5"/>
          <table:table-cell table:style-name="ce7"/>
          <table:table-cell table:number-columns-repeated="1020"/>
        </table:table-row>
        <table:table-row table:style-name="ro1">
          <table:table-cell table:style-name="ce1"/>
          <table:table-cell table:style-name="ce4" table:number-columns-repeated="2"/>
          <table:table-cell table:style-name="ce7"/>
          <table:table-cell table:number-columns-repeated="1020"/>
        </table:table-row>
        <table:table-row table:style-name="ro1" table:number-rows-repeated="5">
          <table:table-cell table:style-name="ce1"/>
          <table:table-cell table:style-name="ce4"/>
          <table:table-cell table:style-name="ce5"/>
          <table:table-cell table:style-name="ce7"/>
          <table:table-cell table:number-columns-repeated="1020"/>
        </table:table-row>
        <table:table-row table:style-name="ro1" table:number-rows-repeated="2">
          <table:table-cell table:style-name="ce1"/>
          <table:table-cell table:style-name="ce4" table:number-columns-repeated="2"/>
          <table:table-cell table:style-name="ce7"/>
          <table:table-cell table:number-columns-repeated="1020"/>
        </table:table-row>
        <table:table-row table:style-name="ro1" table:number-rows-repeated="2">
          <table:table-cell table:number-columns-repeated="2"/>
          <table:table-cell table:style-name="ce4"/>
          <table:table-cell table:number-columns-repeated="1021"/>
        </table:table-row>
        <table:table-row table:style-name="ro1">
          <table:table-cell table:number-columns-repeated="2"/>
          <table:table-cell table:style-name="ce5"/>
          <table:table-cell table:number-columns-repeated="1021"/>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CL"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8">00-00-0000</text:date>, <text:time style:data-style-name="N2" text:time-value="12:05:39.04485421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3T11:07:29.733935102</meta:creation-date>
    <dc:date>2023-03-28T12:12:08.830285340</dc:date>
    <meta:editing-duration>PT16H38M57S</meta:editing-duration>
    <meta:editing-cycles>13</meta:editing-cycles>
    <meta:generator>LibreOffice/6.4.7.2$Linux_X86_64 LibreOffice_project/40$Build-2</meta:generator>
    <meta:document-statistic meta:table-count="1" meta:cell-count="75" meta:object-count="0"/>
  </office:meta>
</office:document-meta>
</file>